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08_20-57-1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09_02-52-36_000.jpg</text:p>
          </table:table-cell>
          <table:table-cell table:style-name="ce19" office:value-type="string">
            <text:p>:m :PHOTO 寝た時刻 / 2022 / オナニー、未了、duration=１時間ぐらい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:m :PHOTO 寝た時刻 / 2022 / オナニー、未了、duration=１時間ぐらい,other=~">
            <text:p>:m :PHOTO 寝た時刻 / 2022 / オナニー、未了、duration=１時間ぐらい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09_09-23-02_000.jpg</text:p>
          </table:table-cell>
          <table:table-cell table:style-name="ce19" office:value-type="string">
            <text:p>:m :lets / action activity / やること / genre=量子力学。活用 / content=量子力学の学習、進める。世の中にある困難の一つ一つ。解体するための方法、装置を拵える。各人の下へ、持っていく</text:p>
          </table:table-cell>
          <table:table-cell table:style-name="ce20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:m :lets / action activity / やること / genre=量子力学。活用 / content=量子力学の学習、進める。世の中にある困難の一つ一つ。解体するための方法、装置を拵える。各人の下へ、持っていく">
            <text:p>:m :lets / action activity / やること / genre=量子力学。活用 / content=量子力学の学習、進める。世の中にある困難の一つ一つ。解体するための方法、装置を拵える。各人の下へ、持っていく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09_09-23-11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09_09-27-24_000.jpg</text:p>
          </table:table-cell>
          <table:table-cell table:style-name="ce19" office:value-type="string">
            <text:p>:m :PHOTO 起きた時刻 / 2022</text:p>
          </table:table-cell>
          <table:table-cell table:style-name="ce19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09_09-50-59_000.jpg</text:p>
          </table:table-cell>
          <table:table-cell table:style-name="ce19" office:value-type="string">
            <text:p><text:s/>:m :i 1*1 / visual arts / content=絵のアイデア。三つ巴の帯。別々の色</text:p>
          </table:table-cell>
          <table:table-cell table:style-name="ce21"/>
          <table:table-cell table:style-name="ce5"/>
          <table:table-cell table:style-name="ce5"/>
          <table:table-cell table:style-name="ce41" table:formula="of:=IF([.E7]=&quot;&quot;;[.C7];CONCATENATE([.C7];&quot; / &quot;;[.E7]))" office:value-type="string" office:string-value=" :m :i 1*1 / visual arts / content=絵のアイデア。三つ巴の帯。別々の色">
            <text:p><text:s/>:m :i 1*1 / visual arts / content=絵のアイデア。三つ巴の帯。別々の色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09_15-51-42_000.jpg</text:p>
          </table:table-cell>
          <table:table-cell table:style-name="ce19" office:value-type="string">
            <text:p>:m RES 1*3 / free# JVEMV6 68#_178:1 / 68. theoretical-physics(tp) / w=~,topics=量子力学：摂動(eman),other=memo+;memo+,s=~,i=~,doc=r-9-2~2.9</text:p>
          </table:table-cell>
          <table:table-cell table:style-name="ce12"/>
          <table:table-cell table:style-name="ce5"/>
          <table:table-cell table:style-name="ce5"/>
          <table:table-cell table:style-name="ce41" table:formula="of:=IF([.E8]=&quot;&quot;;[.C8];CONCATENATE([.C8];&quot; / &quot;;[.E8]))" office:value-type="string" office:string-value=":m RES 1*3 / free# JVEMV6 68#_178:1 / 68. theoretical-physics(tp) / w=~,topics=量子力学：摂動(eman),other=memo+;memo+,s=~,i=~,doc=r-9-2~2.9">
            <text:p>:m RES 1*3 / free# JVEMV6 68#_178:1 / 68. theoretical-physics(tp) / w=~,topics=量子力学：摂動(eman),other=memo+;memo+,s=~,i=~,doc=r-9-2~2.9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09_15-52-07_000.jpg</text:p>
          </table:table-cell>
          <table:table-cell table:style-name="ce19" office:value-type="string">
            <text:p>:m RES 2*3 / free# JVEMV6 68#_178:1 / 68. theoretical-physics(tp) / w=~,topics=量子力学：摂動(eman),other=q+:open:id=PB5A,s=~,i=~,doc=r-9-2~2.9</text:p>
          </table:table-cell>
          <table:table-cell table:style-name="ce19"/>
          <table:table-cell table:style-name="ce5"/>
          <table:table-cell table:style-name="ce5"/>
          <table:table-cell table:style-name="ce41" table:formula="of:=IF([.E9]=&quot;&quot;;[.C9];CONCATENATE([.C9];&quot; / &quot;;[.E9]))" office:value-type="string" office:string-value=":m RES 2*3 / free# JVEMV6 68#_178:1 / 68. theoretical-physics(tp) / w=~,topics=量子力学：摂動(eman),other=q+:open:id=PB5A,s=~,i=~,doc=r-9-2~2.9">
            <text:p>:m RES 2*3 / free# JVEMV6 68#_178:1 / 68. theoretical-physics(tp) / w=~,topics=量子力学：摂動(eman),other=q+:open:id=PB5A,s=~,i=~,doc=r-9-2~2.9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09_15-52-31_000.jpg</text:p>
          </table:table-cell>
          <table:table-cell table:style-name="ce19" office:value-type="string">
            <text:p>:m RES 3*3 / free# JVEMV6 68#_178:1 / 68. theoretical-physics(tp) / w=~,topics=量子力学：摂動(eman),other=q+:open:id=PB5A,s=~,i=~,doc=r-9-2~2.9</text:p>
          </table:table-cell>
          <table:table-cell table:style-name="ce21"/>
          <table:table-cell table:style-name="ce5"/>
          <table:table-cell table:style-name="ce5"/>
          <table:table-cell table:style-name="ce41" table:formula="of:=IF([.E10]=&quot;&quot;;[.C10];CONCATENATE([.C10];&quot; / &quot;;[.E10]))" office:value-type="string" office:string-value=":m RES 3*3 / free# JVEMV6 68#_178:1 / 68. theoretical-physics(tp) / w=~,topics=量子力学：摂動(eman),other=q+:open:id=PB5A,s=~,i=~,doc=r-9-2~2.9">
            <text:p>:m RES 3*3 / free# JVEMV6 68#_178:1 / 68. theoretical-physics(tp) / w=~,topics=量子力学：摂動(eman),other=q+:open:id=PB5A,s=~,i=~,doc=r-9-2~2.9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09_16-12-01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1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07_18-06-29_000.extract.avi</text:p>
          </table:table-cell>
          <table:table-cell table:style-name="ce19" office:value-type="string">
            <text:p><text:s/>:VIDEO / @自室 / 記録 / percussion,rythm / 演奏、play / R=~ / genre=rec-for-accompaniment:video-extract,item=スプレー缶：１本,hitter=ハサミ,Re~,memo~,other=file-id:2022-02-07_18-06-29_000.mp4;すでに、切り出しは作ってあった（2022-02-07_18-10-01_000.avi）。知らずに、この切り出しを作った。</text:p>
          </table:table-cell>
          <table:table-cell table:style-name="ce20"/>
          <table:table-cell table:style-name="ce5"/>
          <table:table-cell table:style-name="ce5"/>
          <table:table-cell table:style-name="ce41" table:formula="of:=IF([.E12]=&quot;&quot;;[.C12];CONCATENATE([.C12];&quot; / &quot;;[.E12]))" office:value-type="string" office:string-value=" :VIDEO / @自室 / 記録 / percussion,rythm / 演奏、play / R=~ / genre=rec-for-accompaniment:video-extract,item=スプレー缶：１本,hitter=ハサミ,Re~,memo~,other=file-id:2022-02-07_18-06-29_000.mp4;すでに、切り出しは作ってあった（2022-02-07_18-10-01_000.avi）。知らずに、この切り出しを作った。">
            <text:p><text:s/>:VIDEO / @自室 / 記録 / percussion,rythm / 演奏、play / R=~ / genre=rec-for-accompaniment:video-extract,item=スプレー缶：１本,hitter=ハサミ,Re~,memo~,other=file-id:2022-02-07_18-06-29_000.mp4;すでに、切り出しは作ってあった（2022-02-07_18-10-01_000.avi）。知らずに、この切り出しを作った。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09_13-45-06_000.mp4</text:p>
          </table:table-cell>
          <table:table-cell table:style-name="ce19" office:value-type="string">
            <text:p>:VIDEO / @自室 / 記録 / jap.flute / 演奏、play / R=1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3]=&quot;&quot;;[.C13];CONCATENATE([.C13];&quot; / &quot;;[.E13]))" office:value-type="string" office:string-value=":VIDEO / @自室 / 記録 / jap.flute / 演奏、play / R=1 / genr=todays-melody,for=~,key=~,tempo=~,R=~,i.f.=~,memo=~,elements=~,notes=~,Re+,other=~">
            <text:p>:VIDEO / @自室 / 記録 / jap.flute / 演奏、play / R=1 / genr=todays-melody,for=~,key=~,tempo=~,R=~,i.f.=~,memo=~,elements=~,notes=~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2-09_13-46-28_000.mp4</text:p>
          </table:table-cell>
          <table:table-cell table:style-name="ce19" office:value-type="string">
            <text:p>:VIDEO / @自室 / 記録 / jap.flute / 演奏、play / R=2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string" office:string-value=":VIDEO / @自室 / 記録 / jap.flute / 演奏、play / R=2 / genr=todays-melody,for=~,key=~,tempo=~,R=~,i.f.=~,memo=~,elements=~,notes=~,Re+,other=~">
            <text:p>:VIDEO / @自室 / 記録 / jap.flute / 演奏、play / R=2 / genr=todays-melody,for=~,key=~,tempo=~,R=~,i.f.=~,memo=~,elements=~,notes=~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2-09_13-48-08_000.mp4</text:p>
          </table:table-cell>
          <table:table-cell table:style-name="ce19" office:value-type="string">
            <text:p>:VIDEO / @自室 / 記録 / jap.flute / 演奏、play / R=3 / genr=todays-melody,for=~,key=~,tempo=~,R=~,i.f.=~,memo=~,elements=~,notes=~,Re+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string" office:string-value=":VIDEO / @自室 / 記録 / jap.flute / 演奏、play / R=3 / genr=todays-melody,for=~,key=~,tempo=~,R=~,i.f.=~,memo=~,elements=~,notes=~,Re+,other=~">
            <text:p>:VIDEO / @自室 / 記録 / jap.flute / 演奏、play / R=3 / genr=todays-melody,for=~,key=~,tempo=~,R=~,i.f.=~,memo=~,elements=~,notes=~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2-09_18-29-54_000.mp4</text:p>
          </table:table-cell>
          <table:table-cell table:style-name="ce28" office:value-type="string">
            <text:p>:VIDEO / @自室 / 記録 / jap.flute / 演奏、play / R=1(sesson-2) / genr=todays-melody,for=~,key=~,tempo=~,R=~,i.f.=~,memo=~,elements=~,notes=~,Re+,other=~</text:p>
          </table:table-cell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string" office:string-value=":VIDEO / @自室 / 記録 / jap.flute / 演奏、play / R=1(sesson-2) / genr=todays-melody,for=~,key=~,tempo=~,R=~,i.f.=~,memo=~,elements=~,notes=~,Re+,other=~">
            <text:p>:VIDEO / @自室 / 記録 / jap.flute / 演奏、play / R=1(sesson-2) / genr=todays-melody,for=~,key=~,tempo=~,R=~,i.f.=~,memo=~,elements=~,notes=~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2-09_18-37-18_000.avi</text:p>
          </table:table-cell>
          <table:table-cell table:style-name="ce28" office:value-type="string">
            <text:p><text:s/>:VIDEO / @自室 / 記録 / percussion,rythm / 演奏、play / R=~ / genre=rec-for-accompaniment:video-extract,item=スプレー缶：１本,hitter=ハサミ,Re~,memo~,other=file-id:2022-02-07_18-06-29_000.mp4;すでに、切り出しは作ってあった（2022-02-07_18-10-01_000.avi）。知らずに、この切り出しを作った。</text:p>
          </table:table-cell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string" office:string-value=" :VIDEO / @自室 / 記録 / percussion,rythm / 演奏、play / R=~ / genre=rec-for-accompaniment:video-extract,item=スプレー缶：１本,hitter=ハサミ,Re~,memo~,other=file-id:2022-02-07_18-06-29_000.mp4;すでに、切り出しは作ってあった（2022-02-07_18-10-01_000.avi）。知らずに、この切り出しを作った。">
            <text:p><text:s/>:VIDEO / @自室 / 記録 / percussion,rythm / 演奏、play / R=~ / genre=rec-for-accompaniment:video-extract,item=スプレー缶：１本,hitter=ハサミ,Re~,memo~,other=file-id:2022-02-07_18-06-29_000.mp4;すでに、切り出しは作ってあった（2022-02-07_18-10-01_000.avi）。知らずに、この切り出しを作った。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2-09_18-43-37_000.mp4</text:p>
          </table:table-cell>
          <table:table-cell table:style-name="ce28" office:value-type="string">
            <text:p>:VIDEO / @自室 / 記録 / jap.flute / 演奏、play / R=2(sesson-2)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string" office:string-value=":VIDEO / @自室 / 記録 / jap.flute / 演奏、play / R=2(sesson-2) / genr=todays-melody,for=~,key=~,tempo=~,R=~,i.f.=~,memo=~,elements=~,notes=~,Re+,other=~">
            <text:p>:VIDEO / @自室 / 記録 / jap.flute / 演奏、play / R=2(sesson-2) / genr=todays-melody,for=~,key=~,tempo=~,R=~,i.f.=~,memo=~,elements=~,notes=~,Re+,other=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2-09_18-51-59_000.mp4</text:p>
          </table:table-cell>
          <table:table-cell table:style-name="ce19" office:value-type="string">
            <text:p><text:s/>:VIDEO / @自室 / 記録 / jap.flute-bamboo / 演奏、play / R=1 / genr=memos:dai-kan:how-to-blow:mouth-shape,Re+,other=~,file-id=~,memo~</text:p>
          </table:table-cell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string" office:string-value=" :VIDEO / @自室 / 記録 / jap.flute-bamboo / 演奏、play / R=1 / genr=memos:dai-kan:how-to-blow:mouth-shape,Re+,other=~,file-id=~,memo~">
            <text:p><text:s/>:VIDEO / @自室 / 記録 / jap.flute-bamboo / 演奏、play / R=1 / genr=memos:dai-kan:how-to-blow:mouth-shape,Re+,other=~,file-id=~,memo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09_19-02-51_000.mp4</text:p>
          </table:table-cell>
          <table:table-cell table:style-name="ce19" office:value-type="string">
            <text:p>:VIDEO / @自室 / 記録 / jap.flute-bamboo / 演奏、play / R=1 / genr=todays-melody,Re+,other=feeling:~,file-id=~,memo~</text:p>
          </table:table-cell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1]=&quot;&quot;;[.C21];CONCATENATE([.C21];&quot; / &quot;;[.E2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1" table:formula="of:=IF([.E22]=&quot;&quot;;[.C22];CONCATENATE([.C22];&quot; / &quot;;[.E2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23]=&quot;&quot;;[.C23];CONCATENATE([.C23];&quot; / &quot;;[.E2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1" table:formula="of:=IF([.E31]=&quot;&quot;;[.C31];CONCATENATE([.C31];&quot; / &quot;;[.E3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1" table:formula="of:=IF([.E32]=&quot;&quot;;[.C32];CONCATENATE([.C32];&quot; / &quot;;[.E3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0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1" table:formula="of:=IF([.E33]=&quot;&quot;;[.C33];CONCATENATE([.C33];&quot; / &quot;;[.E3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1" table:formula="of:=IF([.E34]=&quot;&quot;;[.C34];CONCATENATE([.C34];&quot; / &quot;;[.E3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1" table:formula="of:=IF([.E35]=&quot;&quot;;[.C35];CONCATENATE([.C35];&quot; / &quot;;[.E3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2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2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2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2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2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2022/02/10</text:date>, <text:time>11:25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0T11:25:47.91</dc:date>
    <dc:creator>iwabuchi ken</dc:creator>
    <meta:editing-duration>P43DT2H55M48S</meta:editing-duration>
    <meta:editing-cycles>14502</meta:editing-cycles>
    <meta:document-statistic meta:table-count="1" meta:cell-count="459" meta:object-count="0"/>
    <meta:user-defined meta:name="qrichtext">1</meta:user-defined>
  </office:meta>
</office:document-meta>
</file>